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ca45b" officeooo:paragraph-rsid="000ca45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4c6" officeooo:paragraph-rsid="000d74c6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d74c6" officeooo:paragraph-rsid="001158bc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422419" officeooo:paragraph-rsid="00422419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49fe70" officeooo:paragraph-rsid="0049fe70" style:font-weight-asian="bold" style:font-weight-complex="bold"/>
    </style:style>
    <style:style style:name="T1" style:family="text">
      <style:text-properties officeooo:rsid="000f86ce"/>
    </style:style>
    <style:style style:name="T2" style:family="text">
      <style:text-properties officeooo:rsid="000fbc10"/>
    </style:style>
    <style:style style:name="T3" style:family="text">
      <style:text-properties officeooo:rsid="00128e67"/>
    </style:style>
    <style:style style:name="T4" style:family="text">
      <style:text-properties officeooo:rsid="002877f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cbf1c" style:font-weight-asian="normal" style:font-weight-complex="normal"/>
    </style:style>
    <style:style style:name="T7" style:family="text">
      <style:text-properties fo:font-weight="normal" officeooo:rsid="004d491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istemas Inteligentes Aplicados – Trabalho de Aprendizado Bayesiano</text:p>
      <text:p text:style-name="P1">Acadêmico: Cleber Oliva Pincerato<text:tab/>Turma: C51</text:p>
      <text:p text:style-name="P4">INTRODUÇÃO</text:p>
      <text:p text:style-name="P2"><text:tab/>Neste trabalho será abordado o algoritmo desenvolvido para realizar o aprendizado <text:span text:style-name="T1">Bayesiano</text:span>, como sua estrutura, funções utilizadas e demais características.</text:p>
      <text:p text:style-name="P3"><text:tab/><text:span text:style-name="T2">Desenvolvido utilizando a linguagem de programação python, o programa classifierBayesiano.py possui quatro funções definidas, sendo elas: main, lerArquivo, processarDataSet, printarResultados.</text:span></text:p>
      <text:p text:style-name="P3"><text:span text:style-name="T2"><text:tab/>O main é a função que inicia o programa e realiza uma chamada para a função lerArquivo. Já na função lerArquivo, o processo de leitura e armazenamento do arquivo de entrada é realizado por partes, assim, é possível separar o que é cabeçalho (primeira parte), o que é dataset de treinamento (segunda parte) e o que são as questões(terceira parte). Essas informações são adicionadas em listas para que possa ser realizado o manuseio dessas informações futuramente.</text:span></text:p>
      <text:p text:style-name="P3"><text:tab/><text:span text:style-name="T3">Após realizar a leitura do arquivo, é realizada uma chamada para a função processarDataSet. Nela são definidos o número total de elementos do dataset e um dicionário que possui como índice as classes definidas no dataset e em cada índice possui uma lista com os atributos que gerou a classe em questão, foi optado utilizar um dicionário pela facilidade de já ter definido o número de vezes que resultou determinada classe. Feito essa definição, o programa percorre a lista com as questões verificando, em cada índice do dicionário definido, se o elemento aparece e fazendo o somatório do mesmo. Depois de finalizar o somatório daquele elemento, é realizado o cálculo da probabilidade daquele elemento tal que ocorreu determinado índice, esse resultado é utilizado no produtório da questão, para determinar será a classe definida. O resultado final do produtório é adicionado em um novo dicionário de resultados, onde o índice continua sendo as classes do dataset, porém, agora é adicionado em cada índice apenas o resultado do produtório.</text:span></text:p>
      <text:p text:style-name="P3"><text:tab/><text:span text:style-name="T4">Por último, é realizado a chamada da função printarResultados que percorre o cabeçalho e as questões do dataset, e a cada interação é feito a concatenação e armazenamento, em uma variável temporária, o texto composto por “&lt;cabeçalho&gt;=&lt;questão&gt;,” até que chegue à penúltima interação que altera o texto, passando a ser “&lt;cabeçalho&gt;=&lt;questão&gt; ==&gt;” e por fim, quando atinge a ultima interação, o texto concatena a predição a partir do maior valor no dicionário de resultado, acompanhado de os demais índices e valores.</text:span></text:p>
      <text:p text:style-name="P3"/>
      <text:p text:style-name="P5">DESCRIÇÃO BASES ARFF</text:p>
      <text:p text:style-name="P5"><text:tab/><text:span text:style-name="T5">Como definido no trabalho, deve ser realizado a descrição de duas bases de dados do Weka, com exceção da base IRIS. As escolhidas para o presente relatório são: base weather.arff e diabetes.arff.</text:span></text:p>
      <text:p text:style-name="P5"><text:soft-page-break/><text:span text:style-name="T5"><text:tab/></text:span><text:span text:style-name="T6">Weather.arff é uma base de dados presente no Weka e é uma base bem simples, que possui quatorze instâncias, cinco atributos </text:span><text:span text:style-name="T7">que são</text:span><text:span text:style-name="T6">: outlook (aspecto) do tipo caractere, temperature (temperatura) do tipo real, humidity (umidade) do tipo real e windy (vento) do tipo </text:span><text:span text:style-name="T7">booleano</text:span><text:span text:style-name="T6">, </text:span><text:span text:style-name="T7">e duas classes que são: yes (sim) e no (não). Essa base de dados é utilizada para prever, se a partir das entradas, um jogador irá jogar ou n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2:22:53.020000000</meta:creation-date>
    <dc:date>2019-12-04T23:52:20.293000000</dc:date>
    <meta:editing-duration>PT1H19M51S</meta:editing-duration>
    <meta:editing-cycles>33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11" meta:word-count="487" meta:character-count="3137" meta:non-whitespace-character-count="2653"/>
  </office:meta>
</office:document-meta>
</file>